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472a9" officeooo:paragraph-rsid="001472a9"/>
    </style:style>
    <style:style style:name="P2" style:family="paragraph" style:parent-style-name="Standard" style:list-style-name="L6">
      <style:text-properties officeooo:rsid="001472a9" officeooo:paragraph-rsid="001472a9"/>
    </style:style>
    <style:style style:name="P3" style:family="paragraph" style:parent-style-name="Standard" style:list-style-name="L6">
      <style:text-properties officeooo:rsid="001472a9" officeooo:paragraph-rsid="0016dd3f"/>
    </style:style>
    <style:style style:name="P4" style:family="paragraph" style:parent-style-name="Standard" style:list-style-name="L8">
      <style:text-properties officeooo:rsid="001472a9" officeooo:paragraph-rsid="001472a9"/>
    </style:style>
    <style:style style:name="P5" style:family="paragraph" style:parent-style-name="Standard" style:list-style-name="L9">
      <style:text-properties officeooo:rsid="001472a9" officeooo:paragraph-rsid="0016dd3f"/>
    </style:style>
    <style:style style:name="P6" style:family="paragraph" style:parent-style-name="Standard">
      <style:text-properties officeooo:rsid="001472a9" officeooo:paragraph-rsid="0016dd3f"/>
    </style:style>
    <style:style style:name="P7" style:family="paragraph" style:parent-style-name="Standard">
      <style:text-properties style:text-underline-style="solid" style:text-underline-width="auto" style:text-underline-color="font-color" fo:font-weight="bold" officeooo:rsid="001472a9" officeooo:paragraph-rsid="001472a9" style:font-weight-asian="bold" style:font-weight-complex="bold"/>
    </style:style>
    <style:style style:name="P8" style:family="paragraph" style:parent-style-name="Standard">
      <style:text-properties officeooo:paragraph-rsid="001472a9"/>
    </style:style>
    <style:style style:name="P9" style:family="paragraph" style:parent-style-name="Standard">
      <style:text-properties style:text-underline-style="none" fo:font-weight="bold" officeooo:rsid="001472a9" officeooo:paragraph-rsid="001472a9" style:font-weight-asian="bold" style:font-weight-complex="bold"/>
    </style:style>
    <style:style style:name="P10" style:family="paragraph" style:parent-style-name="Standard" style:list-style-name="L9">
      <style:text-properties style:text-underline-style="none" fo:font-weight="bold" officeooo:rsid="0016dd3f" officeooo:paragraph-rsid="0016dd3f" style:font-weight-asian="bold" style:font-weight-complex="bold"/>
    </style:style>
    <style:style style:name="P11" style:family="paragraph" style:parent-style-name="Standard">
      <style:text-properties style:text-underline-style="none" fo:font-weight="normal" officeooo:rsid="001472a9" officeooo:paragraph-rsid="001472a9" style:font-weight-asian="normal" style:font-weight-complex="normal"/>
    </style:style>
    <style:style style:name="P12" style:family="paragraph" style:parent-style-name="Standard">
      <style:text-properties style:text-underline-style="none" fo:font-weight="normal" officeooo:rsid="001472a9" officeooo:paragraph-rsid="00194e90" style:font-weight-asian="normal" style:font-weight-complex="normal"/>
    </style:style>
    <style:style style:name="P13" style:family="paragraph" style:parent-style-name="Standard">
      <style:text-properties style:text-underline-style="none" fo:font-weight="normal" officeooo:rsid="001472a9" officeooo:paragraph-rsid="001b11e9" style:font-weight-asian="normal" style:font-weight-complex="normal"/>
    </style:style>
    <style:style style:name="P14" style:family="paragraph" style:parent-style-name="Standard">
      <style:text-properties style:text-underline-style="none" fo:font-weight="normal" officeooo:rsid="001472a9" officeooo:paragraph-rsid="001ccd47" style:font-weight-asian="normal" style:font-weight-complex="normal"/>
    </style:style>
    <style:style style:name="P15" style:family="paragraph" style:parent-style-name="Standard">
      <style:text-properties style:text-underline-style="none" fo:font-weight="normal" officeooo:rsid="001472a9" officeooo:paragraph-rsid="001e6ded" style:font-weight-asian="normal" style:font-weight-complex="normal"/>
    </style:style>
    <style:style style:name="P16" style:family="paragraph" style:parent-style-name="Standard" style:list-style-name="L16">
      <style:text-properties style:text-underline-style="none" fo:font-weight="normal" officeooo:rsid="001e6ded" officeooo:paragraph-rsid="001e6ded" style:font-weight-asian="normal" style:font-weight-complex="normal"/>
    </style:style>
    <style:style style:name="P17" style:family="paragraph" style:parent-style-name="Standard">
      <style:text-properties style:text-underline-style="none" fo:font-weight="normal" officeooo:rsid="001e6ded" officeooo:paragraph-rsid="001e6ded" style:font-weight-asian="normal" style:font-weight-complex="normal"/>
    </style:style>
    <style:style style:name="P18" style:family="paragraph" style:parent-style-name="Standard" style:list-style-name="L19">
      <style:text-properties style:text-underline-style="none" fo:font-weight="normal" officeooo:rsid="001e6ded" officeooo:paragraph-rsid="001e6ded" style:font-weight-asian="normal" style:font-weight-complex="normal"/>
    </style:style>
    <style:style style:name="P19" style:family="paragraph" style:parent-style-name="Standard" style:list-style-name="L20">
      <style:text-properties style:text-underline-style="none" fo:font-weight="normal" officeooo:rsid="001e6ded" officeooo:paragraph-rsid="001e6ded" style:font-weight-asian="normal" style:font-weight-complex="normal"/>
    </style:style>
    <style:style style:name="P20" style:family="paragraph" style:parent-style-name="Standard" style:list-style-name="L20">
      <style:text-properties style:text-underline-style="none" fo:font-weight="normal" officeooo:rsid="001ccd47" officeooo:paragraph-rsid="001e6ded" style:font-weight-asian="normal" style:font-weight-complex="normal"/>
    </style:style>
    <style:style style:name="P21" style:family="paragraph" style:parent-style-name="Standard" style:list-style-name="L6">
      <style:text-properties officeooo:paragraph-rsid="001472a9"/>
    </style:style>
    <style:style style:name="P22" style:family="paragraph" style:parent-style-name="Standard" style:list-style-name="L6">
      <style:text-properties officeooo:paragraph-rsid="0016dd3f"/>
    </style:style>
    <style:style style:name="P23" style:family="paragraph" style:parent-style-name="Standard" style:list-style-name="L8">
      <style:text-properties officeooo:rsid="00163b16" officeooo:paragraph-rsid="00163b16"/>
    </style:style>
    <style:style style:name="P24" style:family="paragraph" style:parent-style-name="Standard">
      <style:text-properties officeooo:paragraph-rsid="0016dd3f"/>
    </style:style>
    <style:style style:name="P25" style:family="paragraph" style:parent-style-name="Standard" style:list-style-name="L9">
      <style:text-properties officeooo:rsid="0016dd3f" officeooo:paragraph-rsid="0016dd3f"/>
    </style:style>
    <style:style style:name="P26" style:family="paragraph" style:parent-style-name="Standard">
      <style:text-properties fo:font-size="18pt" style:text-underline-style="solid" style:text-underline-width="auto" style:text-underline-color="font-color" fo:font-weight="bold" officeooo:rsid="0017d254" officeooo:paragraph-rsid="0017d254" style:font-size-asian="15.75pt" style:font-weight-asian="bold" style:font-size-complex="18pt" style:font-weight-complex="bold"/>
    </style:style>
    <style:style style:name="P27" style:family="paragraph" style:parent-style-name="Standard" style:list-style-name="L11">
      <style:text-properties officeooo:paragraph-rsid="00194e90"/>
    </style:style>
    <style:style style:name="P28" style:family="paragraph" style:parent-style-name="Standard" style:list-style-name="L11">
      <style:text-properties officeooo:rsid="00194e90" officeooo:paragraph-rsid="00194e90"/>
    </style:style>
    <style:style style:name="P29" style:family="paragraph" style:parent-style-name="Standard" style:list-style-name="L13">
      <style:text-properties officeooo:paragraph-rsid="001b11e9"/>
    </style:style>
    <style:style style:name="P30" style:family="paragraph" style:parent-style-name="Standard" style:list-style-name="L13">
      <style:text-properties officeooo:paragraph-rsid="001c7141"/>
    </style:style>
    <style:style style:name="P31" style:family="paragraph" style:parent-style-name="Standard" style:list-style-name="L13">
      <style:text-properties officeooo:rsid="001c7141" officeooo:paragraph-rsid="001c7141"/>
    </style:style>
    <style:style style:name="P32" style:family="paragraph" style:parent-style-name="Standard" style:list-style-name="L14">
      <style:text-properties officeooo:paragraph-rsid="001ccd47"/>
    </style:style>
    <style:style style:name="P33" style:family="paragraph" style:parent-style-name="Standard">
      <style:text-properties officeooo:paragraph-rsid="001ccd47"/>
    </style:style>
    <style:style style:name="P34" style:family="paragraph" style:parent-style-name="Standard" style:list-style-name="L15">
      <style:text-properties officeooo:rsid="001ccd47" officeooo:paragraph-rsid="001ccd47"/>
    </style:style>
    <style:style style:name="P35" style:family="paragraph" style:parent-style-name="Standard" style:list-style-name="L20">
      <style:text-properties officeooo:rsid="001ccd47" officeooo:paragraph-rsid="001e6ded"/>
    </style:style>
    <style:style style:name="T1" style:family="text">
      <style:text-properties fo:font-weight="normal" style:font-weight-asian="normal" style:font-weight-complex="normal"/>
    </style:style>
    <style:style style:name="T2" style:family="text">
      <style:text-properties fo:font-weight="normal" officeooo:rsid="001472a9" style:font-weight-asian="normal" style:font-weight-complex="normal"/>
    </style:style>
    <style:style style:name="T3" style:family="text">
      <style:text-properties fo:font-weight="normal" officeooo:rsid="00163b16" style:font-weight-asian="normal" style:font-weight-complex="normal"/>
    </style:style>
    <style:style style:name="T4" style:family="text">
      <style:text-properties fo:font-weight="normal" officeooo:rsid="0016dd3f" style:font-weight-asian="normal" style:font-weight-complex="normal"/>
    </style:style>
    <style:style style:name="T5" style:family="text">
      <style:text-properties fo:font-weight="normal" officeooo:rsid="0017d254" style:font-weight-asian="normal" style:font-weight-complex="normal"/>
    </style:style>
    <style:style style:name="T6" style:family="text">
      <style:text-properties fo:font-weight="normal" officeooo:rsid="00194e90" style:font-weight-asian="normal" style:font-weight-complex="normal"/>
    </style:style>
    <style:style style:name="T7" style:family="text">
      <style:text-properties style:text-underline-style="none" fo:font-weight="bold" officeooo:rsid="001472a9"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94e90" style:font-weight-asian="normal" style:font-weight-complex="normal"/>
    </style:style>
    <style:style style:name="T10" style:family="text">
      <style:text-properties style:text-underline-style="none" fo:font-weight="normal" officeooo:rsid="001b11e9" style:font-weight-asian="normal" style:font-weight-complex="normal"/>
    </style:style>
    <style:style style:name="T11" style:family="text">
      <style:text-properties style:text-underline-style="none" fo:font-weight="normal" officeooo:rsid="001c7141" style:font-weight-asian="normal" style:font-weight-complex="normal"/>
    </style:style>
    <style:style style:name="T12" style:family="text">
      <style:text-properties style:text-underline-style="none" fo:font-weight="normal" officeooo:rsid="001ccd47" style:font-weight-asian="normal" style:font-weight-complex="normal"/>
    </style:style>
    <style:style style:name="T13" style:family="text">
      <style:text-properties style:text-underline-style="none" fo:font-weight="normal" officeooo:rsid="001e6ded" style:font-weight-asian="normal" style:font-weight-complex="normal"/>
    </style:style>
    <style:style style:name="T14" style:family="text">
      <style:text-properties officeooo:rsid="00194e90"/>
    </style:style>
    <style:style style:name="T15" style:family="text">
      <style:text-properties officeooo:rsid="001b11e9"/>
    </style:style>
    <style:style style:name="T16" style:family="text">
      <style:text-properties officeooo:rsid="001c966e"/>
    </style:style>
    <style:style style:name="T17" style:family="text">
      <style:text-properties officeooo:rsid="001ccd47"/>
    </style:style>
    <style:style style:name="T18" style:family="text">
      <style:text-properties officeooo:rsid="001e6d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665in" fo:text-indent="-0.25in" fo:margin-left="3.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165in" fo:text-indent="-0.25in" fo:margin-left="3.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665in" fo:text-indent="-0.25in" fo:margin-left="3.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165in" fo:text-indent="-0.25in" fo:margin-left="3.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083in" fo:text-indent="-0.25in" fo:margin-left="3.2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583in" fo:text-indent="-0.25in" fo:margin-left="3.4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083in" fo:text-indent="-0.25in" fo:margin-left="3.708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252in" fo:text-indent="-0.25in" fo:margin-left="3.625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Behavior Replicator</text:p>
      <text:p text:style-name="P11"><text:tab/><text:span text:style-name="T18">The main ideea of this part our autonomus ideea is the following: it is a bit hard to make the robot do all by itself: find capstones, prioritize stones, work with another robot. So, a solution would be to be able to teach the robot what to do on the spot. For this we would need two things: an encoder state of the robot, in which the driver tells him how to move and what to do, and a decoder state of the robot, in whch the robot does what the driver taught him based on the data that he harvested in an external file(to be kept between instances).</text:span></text:p>
      <text:p text:style-name="P7">In</text:p>
      <text:p text:style-name="P8"><text:span text:style-name="T7"><text:tab/></text:span><text:span text:style-name="T1">parser for an input .csv file</text:span></text:p>
      <text:p text:style-name="P24"><text:span text:style-name="T1"><text:tab/></text:span><text:span text:style-name="T4">we needed to be able to read from an external file for the behavior replicator, so we wrote a class based on (</text:span><text:a xlink:type="simple" xlink:href="https://github.com/StPaulAcademy/HOMAR-FTC-Library/blob/master/src/main/java/edu/spa/ftclib/internal/Log.java" text:style-name="Internet_20_link" text:visited-style-name="Visited_20_Internet_20_Link"><text:span text:style-name="T4">https://github.com/StPaulAcademy/HOMAR-FTC-Library/blob/master/src/main/java/edu/spa/ftclib/internal/Log.java</text:span></text:a><text:span text:style-name="T4">) , which parses a csv file </text:span></text:p>
      <text:p text:style-name="P8"><text:span text:style-name="T1"><text:tab/><text:tab/></text:span><text:span text:style-name="T2">constructor: creates an In class instance</text:span></text:p>
      <text:p text:style-name="P1"><text:span text:style-name="T1"><text:tab/><text:tab/>-parameters:</text:span></text:p>
      <text:list xml:id="list1174624160105029797" text:style-name="L6">
        <text:list-item>
          <text:p text:style-name="P21"><text:span text:style-name="T2">String directoryPath: the path to the directory in which the </text:span><text:span text:style-name="T4">input</text:span><text:span text:style-name="T2"> file should be located</text:span></text:p>
        </text:list-item>
        <text:list-item>
          <text:p text:style-name="P2"><text:span text:style-name="T1">String filename:a string with the desired name of the file </text:span><text:span text:style-name="T4">from</text:span><text:span text:style-name="T1"> which we </text:span><text:span text:style-name="T4">read</text:span></text:p>
        </text:list-item>
      </text:list>
      <text:p text:style-name="P1"><text:span text:style-name="T1"><text:tab/><text:tab/>-methods:</text:span></text:p>
      <text:list xml:id="list2126653634084127830" text:style-name="L8">
        <text:list-item>
          <text:p text:style-name="P4"><text:span text:style-name="T1">isDisabled(): returns a boolean value equal to the state of the object(true if disabled, false otherwise)</text:span></text:p>
        </text:list-item>
        <text:list-item>
          <text:p text:style-name="P4"><text:span text:style-name="T1">setDisabled(</text:span><text:span text:style-name="T3">boolean disabled</text:span><text:span text:style-name="T1">): </text:span><text:span text:style-name="T3">sets the state of the current object to the parameter one</text:span></text:p>
        </text:list-item>
        <text:list-item>
          <text:p text:style-name="P23"><text:span text:style-name="T1">close(): closes the input parser</text:span></text:p>
        </text:list-item>
        <text:list-item>
          <text:p text:style-name="P23"><text:span text:style-name="T1">update():reads the next line from the file</text:span></text:p>
        </text:list-item>
        <text:list-item>
          <text:p text:style-name="P23"><text:span text:style-name="T1">getSData(): extracts the first field of the current line</text:span></text:p>
        </text:list-item>
        <text:list-item>
          <text:p text:style-name="P23"><text:span text:style-name="T1">getByte(): returns the first field of the current line converted to Byte</text:span></text:p>
        </text:list-item>
        <text:list-item>
          <text:p text:style-name="P23"><text:span text:style-name="T1">getBoolean(): returns the first field of the current line converted to boolean</text:span></text:p>
        </text:list-item>
        <text:list-item>
          <text:p text:style-name="P23"><text:span text:style-name="T1">getShort(): returns the first field of the current line converted to short</text:span></text:p>
        </text:list-item>
        <text:list-item>
          <text:p text:style-name="P23"><text:span text:style-name="T1">getInt(): returns the first field of the current line converted to int</text:span></text:p>
        </text:list-item>
        <text:list-item>
          <text:p text:style-name="P23"><text:span text:style-name="T1">getLong(): returns the first field of the current line converted to long</text:span></text:p>
        </text:list-item>
        <text:list-item>
          <text:p text:style-name="P23"><text:span text:style-name="T1">getFloat(): returns the first field of the current line converted to float</text:span></text:p>
        </text:list-item>
        <text:list-item>
          <text:p text:style-name="P23"><text:span text:style-name="T1">getDouble(): returns the first field of the current line converted to double</text:span></text:p>
        </text:list-item>
      </text:list>
      <text:p text:style-name="P7"/>
      <text:p text:style-name="P7">Log</text:p>
      <text:p text:style-name="P24"><text:span text:style-name="T1"><text:tab/></text:span><text:span text:style-name="T4">writer</text:span><text:span text:style-name="T1"> </text:span><text:span text:style-name="T4">to </text:span><text:span text:style-name="T1">an </text:span><text:span text:style-name="T4">out</text:span><text:span text:style-name="T1">put .csv file</text:span></text:p>
      <text:p text:style-name="P24"><text:span text:style-name="T1"><text:tab/></text:span><text:span text:style-name="T4">we needed to be able to write to an external file for the behavior replicator, so we wrote a class based on (</text:span><text:a xlink:type="simple" xlink:href="https://github.com/StPaulAcademy/HOMAR-FTC-Library/blob/master/src/main/java/edu/spa/ftclib/internal/Log.java" text:style-name="Internet_20_link" text:visited-style-name="Visited_20_Internet_20_Link"><text:span text:style-name="T4">https://github.com/StPaulAcademy/HOMAR-FTC-Library/blob/master/src/main/java/edu/spa/ftclib/internal/Log.java</text:span></text:a><text:span text:style-name="T4">) , which parses a csv file </text:span></text:p>
      <text:p text:style-name="P24"><text:span text:style-name="T1"><text:tab/><text:tab/></text:span><text:span text:style-name="T2">constructor: creates an </text:span><text:span text:style-name="T4">Log</text:span><text:span text:style-name="T2"> class instance</text:span></text:p>
      <text:p text:style-name="P6"><text:span text:style-name="T1"><text:tab/><text:tab/>-parameters:</text:span></text:p>
      <text:list xml:id="list203617001331918" text:continue-list="list1174624160105029797" text:style-name="L6">
        <text:list-item>
          <text:p text:style-name="P22"><text:span text:style-name="T2">String directoryPath: the path to the directory in which the output file should be located</text:span></text:p>
        </text:list-item>
        <text:list-item>
          <text:p text:style-name="P3"><text:span text:style-name="T1">String filename:a string with the desired name of the file to which we write</text:span></text:p>
        </text:list-item>
      </text:list>
      <text:p text:style-name="P6"><text:span text:style-name="T1"><text:tab/><text:tab/>-methods:</text:span></text:p>
      <text:list xml:id="list6134069957584626802" text:style-name="L9">
        <text:list-item>
          <text:p text:style-name="P5"><text:span text:style-name="T1">isDisabled(): returns a boolean value equal to the state of the object(true if disabled, false otherwise)</text:span></text:p>
        </text:list-item>
        <text:list-item>
          <text:p text:style-name="P5"><text:span text:style-name="T1">setDisabled(</text:span><text:span text:style-name="T3">boolean disabled</text:span><text:span text:style-name="T1">): </text:span><text:span text:style-name="T3">sets the state of the current object to the parameter one</text:span></text:p>
        </text:list-item>
        <text:list-item>
          <text:p text:style-name="P25"><text:span text:style-name="T3">c</text:span><text:span text:style-name="T1">lose(): closes the output parser</text:span></text:p>
        </text:list-item>
        <text:list-item>
          <text:p text:style-name="P25"><text:span text:style-name="T3">u</text:span><text:span text:style-name="T1">pdate(): writes the current line to the file</text:span></text:p>
        </text:list-item>
        <text:list-item>
          <text:p text:style-name="P10"><text:soft-page-break/><text:span text:style-name="T1">addData(T x):adds the string variant of the parameter x to the current output line. T can be String, Object, byte, boolean, char, <text:s/>short, int, long, float, double</text:span></text:p>
        </text:list-item>
      </text:list>
      <text:p text:style-name="P7">SaveState</text:p>
      <text:p text:style-name="P9"><text:tab/><text:span text:style-name="T4">we needed a class in which we could store input states for our behavior replicator, </text:span><text:span text:style-name="T5">so we created a base class to be inherited by it’s two derived subclasses, which could store all the inputs we could possibly need. </text:span><text:span text:style-name="T6">It also contains the name of the file and the directory path to the save states. This is necessary to assure that the input file coincides with the output file through inheritance.</text:span></text:p>
      <text:p text:style-name="P9"><text:span text:style-name="T5"><text:tab/>(constructor): because this class is supposed to be inherited, the constructor just initializes every tracked input with a neutral value</text:span></text:p>
      <text:p text:style-name="P7">InputSaveState</text:p>
      <text:p text:style-name="P11"><text:tab/><text:span text:style-name="T14">this is the derived class of SaveState which is designed to read save states from a file. We need this so we can simulate driver and sensor inputs on the decoder end of our behavior replicator</text:span></text:p>
      <text:p text:style-name="P11"><text:tab/><text:span text:style-name="T14">constructor: initializes everything with a neutral value, same as in the base class</text:span></text:p>
      <text:p text:style-name="P12"><text:tab/><text:span text:style-name="T14">methods:</text:span></text:p>
      <text:list xml:id="list1691458737885890108" text:style-name="L11">
        <text:list-item>
          <text:p text:style-name="P27"><text:span text:style-name="T9">init_in(): initializes the input parser </text:span></text:p>
        </text:list-item>
        <text:list-item>
          <text:p text:style-name="P28"><text:span text:style-name="T8">is_invalid(): return a boolean value which tells us if we reached EOF</text:span></text:p>
        </text:list-item>
        <text:list-item>
          <text:p text:style-name="P28"><text:span text:style-name="T8">read(): reads all the dat</text:span><text:span text:style-name="T11">a</text:span><text:span text:style-name="T8"> we need from input file, in the same order in which it is written by an OutputSaveState instance</text:span></text:p>
        </text:list-item>
      </text:list>
      <text:p text:style-name="P11"><text:tab/></text:p>
      <text:p text:style-name="P7">OutputSaveState</text:p>
      <text:p text:style-name="P11"><text:tab/><text:span text:style-name="T14">this is the derived class of SaveState which is designed write save states to a file. We need this so we can record the driver’s instructions via our encode end and afterwards feed them to the decoder end of our behavior replicator</text:span></text:p>
      <text:p text:style-name="P13"><text:tab/><text:span text:style-name="T15">constructor: records the current state of our sensor and driver inputs</text:span></text:p>
      <text:list xml:id="list6248928816760634088" text:style-name="L13">
        <text:list-item>
          <text:p text:style-name="P29"><text:span text:style-name="T10">parameters: EncodeController controller: needed to be able to get driver inputs</text:span></text:p>
        </text:list-item>
        <text:list-item>
          <text:p text:style-name="P29"><text:span text:style-name="T10">change(OutputSaveState other):</text:span><text:span text:style-name="T8">this copies another’s OutputSaveState fields to the current OutputSaveState</text:span></text:p>
        </text:list-item>
        <text:list-item>
          <text:p text:style-name="P31"><text:span text:style-name="T8">init_out(): initializes the output writer</text:span></text:p>
        </text:list-item>
        <text:list-item>
          <text:p text:style-name="P31"><text:span text:style-name="T8">write(): writes all the data we need to an output file, in the same order it is requested by InputSaveState</text:span></text:p>
        </text:list-item>
        <text:list-item>
          <text:p text:style-name="P31"><text:span text:style-name="T8">write_final():writes one last time the data an then closes the filename</text:span></text:p>
        </text:list-item>
        <text:list-item>
          <text:p text:style-name="P30"><text:span text:style-name="T11">is_same(</text:span><text:span text:style-name="T8">OutputSaveState other</text:span><text:span text:style-name="T11">): checks if two OutputSaveStates are the same, differing only maybe by time</text:span></text:p>
        </text:list-item>
        <text:list-item>
          <text:p text:style-name="P30"><text:span text:style-name="T11">update(</text:span><text:span text:style-name="T8">OutputSaveState other</text:span><text:span text:style-name="T11">): updates the time of the current save state with the other one’s time</text:span></text:p>
        </text:list-item>
      </text:list>
      <text:p text:style-name="P7">GeneralController</text:p>
      <text:p text:style-name="P11"><text:tab/><text:span text:style-name="T16">we needed a class to act like “a man in the middle”, so we could easly copy all the inputs that this class is provided with, and be able to easly pretend to be getting inputs, but actually replicating them from a save state. This class is made to work with the default drivetrain, but through inheritance it can help both our encoder and decoder ends. We also keep an ElapsedTime object to be able to keyframe the SaveStates</text:span></text:p>
      <text:p text:style-name="P11"><text:tab/><text:tab/><text:span text:style-name="T17">constructor:gets a refference to the current opmode and sets up hardware sensors(if any)</text:span></text:p>
      <text:p text:style-name="P14"><text:tab/><text:tab/><text:tab/>-<text:span text:style-name="T17">parameters:</text:span></text:p>
      <text:list xml:id="list7187714927989865415" text:style-name="L14">
        <text:list-item>
          <text:p text:style-name="P32"><text:span text:style-name="T12">LinearOpMode opmode: needed to get the gamepad inputs</text:span></text:p>
        </text:list-item>
      </text:list>
      <text:p text:style-name="P33"><text:span text:style-name="T12"><text:tab/><text:tab/>methods:</text:span></text:p>
      <text:list xml:id="list2304286566057124781" text:style-name="L15">
        <text:list-item>
          <text:p text:style-name="P34"><text:span text:style-name="T8">get_left_stick_y(): returns the value of a gamepad’s left_stick_y value</text:span></text:p>
        </text:list-item>
        <text:list-item>
          <text:p text:style-name="P34"><text:span text:style-name="T8">get_left_stick_x(): returns the value of a gamepad’s left_stick_x value</text:span></text:p>
        </text:list-item>
        <text:list-item>
          <text:p text:style-name="P34"><text:span text:style-name="T8">get_right_stick_y(): returns the value of a gamepad’s right_stick_y value</text:span></text:p>
        </text:list-item>
        <text:list-item>
          <text:p text:style-name="P34"><text:span text:style-name="T8">get_right_stick_x(): returns the value of a gamepad’s right_stick_x value</text:span></text:p>
        </text:list-item>
        <text:list-item>
          <text:p text:style-name="P34"><text:span text:style-name="T8">get_x(): returns the value of a gamepad’s x value</text:span></text:p>
        </text:list-item>
        <text:list-item>
          <text:p text:style-name="P34"><text:soft-page-break/><text:span text:style-name="T8">get_y(): returns the value of a gamepad’s </text:span><text:span text:style-name="T13">y</text:span><text:span text:style-name="T8"> value</text:span></text:p>
        </text:list-item>
        <text:list-item>
          <text:p text:style-name="P34"><text:span text:style-name="T8">get_a(): returns the value of a gamepad’s </text:span><text:span text:style-name="T13">a</text:span><text:span text:style-name="T8"> value</text:span></text:p>
        </text:list-item>
        <text:list-item>
          <text:p text:style-name="P34"><text:span text:style-name="T8">get_b(): returns the value of a gamepad’s </text:span><text:span text:style-name="T13">b</text:span><text:span text:style-name="T8"> value</text:span></text:p>
        </text:list-item>
        <text:list-item>
          <text:p text:style-name="P34"><text:span text:style-name="T8">reset_runtime():resets the runtime to avoid having to remember the starting time of it</text:span></text:p>
        </text:list-item>
        <text:list-item>
          <text:p text:style-name="P34"><text:span text:style-name="T8">get_dpad_up(): returns the value of a gamepad’s dpad_up value</text:span></text:p>
        </text:list-item>
        <text:list-item>
          <text:p text:style-name="P34"><text:span text:style-name="T8">get_dpad_down(): returns the value of a gamepad’s dpad_down value</text:span></text:p>
        </text:list-item>
        <text:list-item>
          <text:p text:style-name="P34"><text:span text:style-name="T8">get_dpad_left(): returns the value of a gamepad’s dpad_left value</text:span></text:p>
        </text:list-item>
        <text:list-item>
          <text:p text:style-name="P34"><text:span text:style-name="T8">get_dpad_right(): returns the value of a gamepad’s dpad_right value</text:span></text:p>
        </text:list-item>
        <text:list-item>
          <text:p text:style-name="P34"><text:span text:style-name="T8">get_left_bumper(): returns the value of a gamepad’s left_bumper value</text:span></text:p>
        </text:list-item>
        <text:list-item>
          <text:p text:style-name="P34"><text:span text:style-name="T8">get_left_trigger(): returns the value of a gamepad’s left_trigger value</text:span></text:p>
        </text:list-item>
        <text:list-item>
          <text:p text:style-name="P34"><text:span text:style-name="T8">get_right_bumper(): returns the value of a gamepad’s right_bumper value</text:span></text:p>
        </text:list-item>
        <text:list-item>
          <text:p text:style-name="P34"><text:span text:style-name="T8">get_right_trigger(): returns the value of a gamepad’s right_trigger value</text:span></text:p>
        </text:list-item>
        <text:list-item>
          <text:p text:style-name="P34"><text:span text:style-name="T8">getDistance():returns the value of the distance sensor’s distance</text:span></text:p>
        </text:list-item>
        <text:list-item>
          <text:p text:style-name="P34"><text:span text:style-name="T8">getDirection():returns the value of the compass sensor’s direction</text:span></text:p>
        </text:list-item>
        <text:list-item>
          <text:p text:style-name="P34"><text:span text:style-name="T8">red():returns the value of the color sensor’s red value</text:span></text:p>
        </text:list-item>
        <text:list-item>
          <text:p text:style-name="P34"><text:span text:style-name="T8">green():returns the value of the color sensor’s green value</text:span></text:p>
        </text:list-item>
        <text:list-item>
          <text:p text:style-name="P34"><text:span text:style-name="T8">blue():returns the value of the color sensor’s blue value</text:span></text:p>
        </text:list-item>
        <text:list-item>
          <text:p text:style-name="P34"><text:span text:style-name="T8">get_runtime(): returns the current runtime</text:span></text:p>
        </text:list-item>
      </text:list>
      <text:p text:style-name="P7">EncodeController</text:p>
      <text:p text:style-name="P11"><text:tab/><text:span text:style-name="T18">inherited derived class responsible for our encode end of the behavior replicator</text:span></text:p>
      <text:p text:style-name="P15"><text:tab/><text:tab/><text:span text:style-name="T18">constructor: same as base class constructor, with the addition of initializing an OutputSaveState for logging data</text:span></text:p>
      <text:p text:style-name="P11"><text:tab/><text:tab/><text:tab/>-<text:span text:style-name="T18">parameters</text:span></text:p>
      <text:list xml:id="list8393836333107333552" text:style-name="L16">
        <text:list-item>
          <text:p text:style-name="P16">LinearOpMode opmode: needed for recording gamepad inputs</text:p>
        </text:list-item>
      </text:list>
      <text:p text:style-name="P17"><text:s text:c="5"/><text:tab/><text:tab/><text:tab/>-methods</text:p>
      <text:list xml:id="list5796925953251760532" text:style-name="L19">
        <text:list-item>
          <text:p text:style-name="P18">write_state(): writes the current OutputSaveState if necessary</text:p>
        </text:list-item>
        <text:list-item>
          <text:p text:style-name="P18">write_final_state():writes the current OutputSaveState and then closes the output writer</text:p>
        </text:list-item>
      </text:list>
      <text:p text:style-name="P7">DecodeController</text:p>
      <text:p text:style-name="P15"><text:span text:style-name="T18"><text:tab/>inherited derived class responsible for our decode end of the behavior replicator</text:span></text:p>
      <text:p text:style-name="P15"><text:tab/><text:tab/><text:span text:style-name="T18">constructor: same as base class constructor, with the addition of initializing an InputSaveState for reading data</text:span></text:p>
      <text:p text:style-name="P15"><text:tab/><text:tab/><text:tab/>-<text:span text:style-name="T18">parameters</text:span></text:p>
      <text:list xml:id="list203617822208927" text:continue-list="list8393836333107333552" text:style-name="L16">
        <text:list-item>
          <text:p text:style-name="P16">LinearOpMode opmode: needed for recording gamepad inputs</text:p>
        </text:list-item>
      </text:list>
      <text:p text:style-name="P17"><text:s text:c="5"/><text:tab/><text:tab/><text:tab/>-methods</text:p>
      <text:list xml:id="list5690809471128752696" text:style-name="L20">
        <text:list-item>
          <text:p text:style-name="P19">reads_state(): reads the next InputSaveState if the current one is outdated</text:p>
        </text:list-item>
        <text:list-item>
          <text:p text:style-name="P19">is_invalid():return true if EOF was reached</text:p>
        </text:list-item>
        <text:list-item>
          <text:p text:style-name="P35"><text:span text:style-name="T8">get_left_stick_y(): returns the value of a </text:span><text:span text:style-name="T13">SaveState</text:span><text:span text:style-name="T8">’s left_stick_y value</text:span></text:p>
        </text:list-item>
        <text:list-item>
          <text:p text:style-name="P35"><text:span text:style-name="T8">get_left_stick_x(): returns the value of a </text:span><text:span text:style-name="T13">SaveState</text:span><text:span text:style-name="T8">’s left_stick_x value</text:span></text:p>
        </text:list-item>
        <text:list-item>
          <text:p text:style-name="P35"><text:span text:style-name="T8">get_right_stick_y(): returns the value of a </text:span><text:span text:style-name="T13">SaveState</text:span><text:span text:style-name="T8">’s right_stick_y value</text:span></text:p>
        </text:list-item>
        <text:list-item>
          <text:p text:style-name="P35"><text:span text:style-name="T8">get_right_stick_x(): returns the value of a </text:span><text:span text:style-name="T13">SaveState</text:span><text:span text:style-name="T8">’s right_stick_x value</text:span></text:p>
        </text:list-item>
        <text:list-item>
          <text:p text:style-name="P35"><text:span text:style-name="T8">get_x(): returns the value of a </text:span><text:span text:style-name="T13">SaveState</text:span><text:span text:style-name="T8">’s x value</text:span></text:p>
        </text:list-item>
        <text:list-item>
          <text:p text:style-name="P35"><text:span text:style-name="T8">get_y(): returns the value of a </text:span><text:span text:style-name="T13">SaveState</text:span><text:span text:style-name="T8">’s </text:span><text:span text:style-name="T13">y</text:span><text:span text:style-name="T8"> value</text:span></text:p>
        </text:list-item>
        <text:list-item>
          <text:p text:style-name="P35"><text:span text:style-name="T8">get_a(): returns the value of a </text:span><text:span text:style-name="T13">SaveState</text:span><text:span text:style-name="T8">’s </text:span><text:span text:style-name="T13">a</text:span><text:span text:style-name="T8"> value</text:span></text:p>
        </text:list-item>
        <text:list-item>
          <text:p text:style-name="P35"><text:span text:style-name="T8">get_b(): returns the value of a </text:span><text:span text:style-name="T13">SaveState</text:span><text:span text:style-name="T8">’s </text:span><text:span text:style-name="T13">b</text:span><text:span text:style-name="T8"> value</text:span></text:p>
        </text:list-item>
        <text:list-item>
          <text:p text:style-name="P35"><text:span text:style-name="T8">get_dpad_up(): returns the value of a </text:span><text:span text:style-name="T13">SaveState</text:span><text:span text:style-name="T8">’s dpad_up value</text:span></text:p>
        </text:list-item>
        <text:list-item>
          <text:p text:style-name="P35"><text:span text:style-name="T8">get_dpad_down(): returns the value of a </text:span><text:span text:style-name="T13">SaveState</text:span><text:span text:style-name="T8">’s dpad_down value</text:span></text:p>
        </text:list-item>
        <text:list-item>
          <text:p text:style-name="P35"><text:span text:style-name="T8">get_dpad_left(): returns the value of a </text:span><text:span text:style-name="T13">SaveState</text:span><text:span text:style-name="T8">’s dpad_left value</text:span></text:p>
        </text:list-item>
        <text:list-item>
          <text:p text:style-name="P35"><text:soft-page-break/><text:span text:style-name="T8">get_dpad_right(): returns the value of a </text:span><text:span text:style-name="T13">SaveState</text:span><text:span text:style-name="T8">’s dpad_right value</text:span></text:p>
        </text:list-item>
        <text:list-item>
          <text:p text:style-name="P35"><text:span text:style-name="T8">get_left_bumper(): returns the value of a </text:span><text:span text:style-name="T13">SaveState</text:span><text:span text:style-name="T8">’s left_bumper value</text:span></text:p>
        </text:list-item>
        <text:list-item>
          <text:p text:style-name="P35"><text:span text:style-name="T8">get_left_trigger(): returns the value of a </text:span><text:span text:style-name="T13">SaveState</text:span><text:span text:style-name="T8">’s left_trigger value</text:span></text:p>
        </text:list-item>
        <text:list-item>
          <text:p text:style-name="P35"><text:span text:style-name="T8">get_right_bumper(): returns the value of a </text:span><text:span text:style-name="T13">SaveState</text:span><text:span text:style-name="T8">’s right_bumper value</text:span></text:p>
        </text:list-item>
        <text:list-item>
          <text:p text:style-name="P35"><text:span text:style-name="T8">get_right_trigger(): returns the value of a </text:span><text:span text:style-name="T13">SaveState</text:span><text:span text:style-name="T8">’s right_trigger value</text:span></text:p>
        </text:list-item>
        <text:list-item>
          <text:p text:style-name="P35"><text:span text:style-name="T8">getDistance():returns the value of the distance sensor’s distance</text:span></text:p>
        </text:list-item>
        <text:list-item>
          <text:p text:style-name="P35"><text:span text:style-name="T8">getDirection():returns the value of the compass sensor’s direction</text:span></text:p>
        </text:list-item>
        <text:list-item>
          <text:p text:style-name="P35"><text:span text:style-name="T8">red():returns the value of the color sensor’s red value</text:span></text:p>
        </text:list-item>
        <text:list-item>
          <text:p text:style-name="P35"><text:span text:style-name="T8">green():returns the value of the color sensor’s green value</text:span></text:p>
        </text:list-item>
        <text:list-item>
          <text:p text:style-name="P20">blue():returns the value of the color sensor’s blue valu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4T18:59:03.417838175</meta:creation-date>
    <dc:date>2020-02-04T20:36:15.827743176</dc:date>
    <meta:editing-duration>PT31M2S</meta:editing-duration>
    <meta:editing-cycles>5</meta:editing-cycles>
    <meta:generator>LibreOffice/5.1.6.2$Linux_X86_64 LibreOffice_project/10m0$Build-2</meta:generator>
    <meta:document-statistic meta:table-count="0" meta:image-count="0" meta:object-count="0" meta:page-count="4" meta:paragraph-count="122" meta:word-count="1470" meta:character-count="9248" meta:non-whitespace-character-count="7916"/>
  </office:meta>
</office:document-meta>
</file>